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Form Management in React</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Basic form management with final-form</text:span></text:p>
              </text:list-item>
              <text:list-item>
                <text:p text:style-name="P6"><text:span text:style-name="T4">Integrating custom form components</text:span></text:p>
              </text:list-item>
              <text:list-item>
                <text:p text:style-name="P6"><text:span text:style-name="T4">Performing basic validations</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React Form Validation</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3</meta:editing-cycles>
    <dc:date>2018-02-04T14:07:46.398784077</dc:date>
    <meta:editing-duration>PT39M16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